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led.Fi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led.setNamelist( String nam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led.setMode( String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led.Filled( String namelist , String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